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0.45pt"/>
    </style:style>
    <style:style style:name="co3" style:family="table-column">
      <style:table-column-properties fo:break-before="auto" style:column-width="20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EvtCode</text:p>
          </table:table-cell>
          <table:table-cell office:value-type="string" calcext:value-type="string">
            <text:p>EvtPayloadLength</text:p>
          </table:table-cell>
          <table:table-cell office:value-type="string" calcext:value-type="string">
            <text:p>EvtTerminatorOrLengthBy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tDesc</text:p>
          </table:table-cell>
          <table:table-cell office:value-type="string" calcext:value-type="string">
            <text:p>QueuePayloadLength</text:p>
          </table:table-cell>
          <table:table-cell office:value-type="string" calcext:value-type="string">
            <text:p>QueueDesc</text:p>
          </table:table-cell>
          <table:table-cell office:value-type="string" calcext:value-type="string">
            <text:p>ShowAsInt</text:p>
          </table:table-cell>
          <table:table-cell office:value-type="string" calcext:value-type="string">
            <text:p>ShowAsIntQue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Terra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DEC2HEX([.A3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Locke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DEC2HEX([.A4];2)" office:value-type="string" office:string-value="02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ya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DEC2HEX([.A5];2)" office:value-type="string" office:string-value="03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hadow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DEC2HEX([.A6];2)" office:value-type="string" office:string-value="04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Edga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DEC2HEX([.A7];2)" office:value-type="string" office:string-value="05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abi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DEC2HEX([.A8];2)" office:value-type="string" office:string-value="06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eles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DEC2HEX([.A9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tra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DEC2HEX([.A1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Relm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DEC2HEX([.A11];2)" office:value-type="string" office:string-value="09" calcext:value-type="string">
            <text:p>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etze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DEC2HEX([.A12];2)" office:value-type="string" office:string-value="0A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og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DEC2HEX([.A13];2)" office:value-type="string" office:string-value="0B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au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DEC2HEX([.A14];2)" office:value-type="string" office:string-value="0C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o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DEC2HEX([.A15];2)" office:value-type="string" office:string-value="0D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Umar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DEC2HEX([.A16];2)" office:value-type="string" office:string-value="0E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DEC2HEX([.A17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DEC2HEX([.A18];2)" office:value-type="string" office:string-value="10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DEC2HEX([.A19];2)" office:value-type="string" office:string-value="11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DEC2HEX([.A20];2)" office:value-type="string" office:string-value="12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DEC2HEX([.A21];2)" office:value-type="string" office:string-value="13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DEC2HEX([.A22];2)" office:value-type="string" office:string-value="14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DEC2HEX([.A23];2)" office:value-type="string" office:string-value="15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DEC2HEX([.A24];2)" office:value-type="string" office:string-value="16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DEC2HEX([.A25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DEC2HEX([.A26];2)" office:value-type="string" office:string-value="18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DEC2HEX([.A27];2)" office:value-type="string" office:string-value="19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DEC2HEX([.A28];2)" office:value-type="string" office:string-value="1A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DEC2HEX([.A29];2)" office:value-type="string" office:string-value="1B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DEC2HEX([.A30];2)" office:value-type="string" office:string-value="1C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DEC2HEX([.A31];2)" office:value-type="string" office:string-value="1D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DEC2HEX([.A32];2)" office:value-type="string" office:string-value="1E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DEC2HEX([.A33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DEC2HEX([.A34];2)" office:value-type="string" office:string-value="20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DEC2HEX([.A35];2)" office:value-type="string" office:string-value="21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DEC2HEX([.A36];2)" office:value-type="string" office:string-value="22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DEC2HEX([.A37];2)" office:value-type="string" office:string-value="23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DEC2HEX([.A38];2)" office:value-type="string" office:string-value="24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DEC2HEX([.A39];2)" office:value-type="string" office:string-value="25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DEC2HEX([.A40];2)" office:value-type="string" office:string-value="26" calcext:value-type="string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DEC2HEX([.A41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n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DEC2HEX([.A42];2)" office:value-type="string" office:string-value="28" calcext:value-type="string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DEC2HEX([.A43];2)" office:value-type="string" office:string-value="29" calcext:value-type="string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d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DEC2HEX([.A44];2)" office:value-type="string" office:string-value="2A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rais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DEC2HEX([.A45];2)" office:value-type="string" office:string-value="2B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on h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DEC2HEX([.A46];2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ead bow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DEC2HEX([.A47];2)" office:value-type="string" office:string-value="2D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(kid Leo kneeling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DEC2HEX([.A48];2)" office:value-type="string" office:string-value="2E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0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DEC2HEX([.A49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DEC2HEX([.A50];2)" office:value-type="string" office:string-value="30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amera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DEC2HEX([.A51];2)" office:value-type="string" office:string-value="31" calcext:value-type="string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DEC2HEX([.A52];2)" office:value-type="string" office:string-value="32" calcext:value-type="string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2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DEC2HEX([.A53];2)" office:value-type="string" office:string-value="33" calcext:value-type="string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table:style-name="ce1" office:value-type="string" calcext:value-type="string">
            <text:p>Begin Event Queue for Party Member 3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DEC2HEX([.A54];2)" office:value-type="string" office:string-value="34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4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DEC2HEX([.A55];2)" office:value-type="string" office:string-value="35" calcext:value-type="string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execution until queue for {0} is comple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DEC2HEX([.A56];2)" office:value-type="string" office:string-value="36" calcext:value-type="string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event actor {0} from passing through other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DEC2HEX([.A57];2)" office:value-type="string" office:string-value="37" calcext:value-type="string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place sprite for actor {0} with sprite I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DEC2HEX([.A58];2)" office:value-type="string" office:string-value="38" calcext:value-type="string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event the camera from following a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DEC2HEX([.A59];2)" office:value-type="string" office:string-value="39" calcext:value-type="string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the camera to follow the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DEC2HEX([.A60];2)" office:value-type="string" office:string-value="3A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player to move during eve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DEC2HEX([.A61];2)" office:value-type="string" office:string-value="3B" calcext:value-type="string">
            <text:p>3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ce player in "ready" stanc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DEC2HEX([.A62];2)" office:value-type="string" office:string-value="3C" calcext:value-type="string">
            <text:p>3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lace characters {0}, {1}, {2} and {3} in th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DEC2HEX([.A63];2)" office:value-type="string" office:string-value="3D" calcext:value-type="string">
            <text:p>3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character {0} on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DEC2HEX([.A64];2)" office:value-type="string" office:string-value="3E" calcext:value-type="string">
            <text:p>3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lete character {0} from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DEC2HEX([.A65];2)" office:value-type="string" office:string-value="3F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character {0} to party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DEC2HEX([.A66];2)" office:value-type="string" office:string-value="40" calcext:value-type="string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roperties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 inverted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DEC2HEX([.A67];2)" office:value-type="string" office:string-value="41" calcext:value-type="string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how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 inverted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DEC2HEX([.A68];2)" office:value-type="string" office:string-value="42" calcext:value-type="string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de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 inverted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DEC2HEX([.A69];2)" office:value-type="string" office:string-value="43" calcext:value-type="string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alette I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 inverted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DEC2HEX([.A70];2)" office:value-type="string" office:string-value="44" calcext:value-type="string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ce character {0} on vehicl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 inverted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DEC2HEX([.A71];2)" office:value-type="string" office:string-value="45" calcext:value-type="string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ob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 inverted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DEC2HEX([.A72];2)" office:value-type="string" office:string-value="46" calcext:value-type="string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itch active party to par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 inverted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DEC2HEX([.A73];2)" office:value-type="string" office:string-value="47" calcext:value-type="string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ke character in slot 0 the lea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 inverted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DEC2HEX([.A74];2)" office:value-type="string" office:string-value="48" calcext:value-type="string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contin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 inverted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DEC2HEX([.A75];2)" office:value-type="string" office:string-value="49" calcext:value-type="string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text box to be dismis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 inverted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DEC2HEX([.A76];2)" office:value-type="string" office:string-value="4A" calcext:value-type="string">
            <text:p>4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key 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 inverted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DEC2HEX([.A77];2)" office:value-type="string" office:string-value="4B" calcext:value-type="string">
            <text:p>4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wait for key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 inverted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DEC2HEX([.A78];2)" office:value-type="string" office:string-value="4C" calcext:value-type="string">
            <text:p>4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nter screen on party, invoke battle with {0} with background {1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 inverted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DEC2HEX([.A79];2)" office:value-type="string" office:string-value="4D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voke battle with {0}, backgroun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 inverted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DEC2HEX([.A80];2)" office:value-type="string" office:string-value="4E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last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 inverted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DEC2HEX([.A81];2)" office:value-type="string" office:string-value="4F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to last save po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 inverted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DEC2HEX([.A82];2)" office:value-type="string" office:string-value="50" calcext:value-type="string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creen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 inverted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DEC2HEX([.A83];2)" office:value-type="string" office:string-value="51" calcext:value-type="string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til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 inverted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DEC2HEX([.A84];2)" office:value-type="string" office:string-value="52" calcext:value-type="string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prites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 inverted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DEC2HEX([.A85];2)" office:value-type="string" office:string-value="53" calcext:value-type="string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sprit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 inverted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DEC2HEX([.A86];2)" office:value-type="string" office:string-value="54" calcext:value-type="string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screen to 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 inverted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DEC2HEX([.A87];2)" office:value-type="string" office:string-value="55" calcext:value-type="string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ash screen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right inverted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DEC2HEX([.A88];2)" office:value-type="string" office:string-value="56" calcext:value-type="string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 inverted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DEC2HEX([.A89];2)" office:value-type="string" office:string-value="57" calcext:value-type="string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 inverted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DEC2HEX([.A90];2)" office:value-type="string" office:string-value="58" calcext:value-type="string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ake screen at intensi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 inverted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DEC2HEX([.A91];2)" office:value-type="string" office:string-value="59" calcext:value-type="string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 inverted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DEC2HEX([.A92];2)" office:value-type="string" office:string-value="5A" calcext:value-type="string">
            <text:p>5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 inverted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DEC2HEX([.A93];2)" office:value-type="string" office:string-value="5B" calcext:value-type="string">
            <text:p>5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 inverted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DEC2HEX([.A94];2)" office:value-type="string" office:string-value="5C" calcext:value-type="string">
            <text:p>5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until fade is comple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text:s/>inverted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DEC2HEX([.A95];2)" office:value-type="string" office:string-value="5D" calcext:value-type="string">
            <text:p>5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DEC2HEX([.A96];2)" office:value-type="string" office:string-value="5E" calcext:value-type="string">
            <text:p>5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DEC2HEX([.A97];2)" office:value-type="string" office:string-value="5F" calcext:value-type="string">
            <text:p>5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DEC2HEX([.A98];2)" office:value-type="string" office:string-value="60" calcext:value-type="string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background layer {0} to palett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text:s/>inverted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DEC2HEX([.A99];2)" office:value-type="string" office:string-value="61" calcext:value-type="string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lorize range {1} - {2}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 inverted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DEC2HEX([.A100];2)" office:value-type="string" office:string-value="62" calcext:value-type="string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aic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DEC2HEX([.A101];2)" office:value-type="string" office:string-value="63" calcext:value-type="string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potlight of radius {0} aroun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DEC2HEX([.A102];2)" office:value-type="string" office:string-value="64" calcext:value-type="string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 <text:s/>inverted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DEC2HEX([.A103];2)" office:value-type="string" office:string-value="65" calcext:value-type="string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text:s/>inverted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DEC2HEX([.A104];2)" office:value-type="string" office:string-value="66" calcext:value-type="string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 inverted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DEC2HEX([.A105];2)" office:value-type="string" office:string-value="67" calcext:value-type="string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ent inverted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DEC2HEX([.A106];2)" office:value-type="string" office:string-value="68" calcext:value-type="string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 inverted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DEC2HEX([.A107];2)" office:value-type="string" office:string-value="69" calcext:value-type="string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DEC2HEX([.A108];2)" office:value-type="string" office:string-value="6A" calcext:value-type="string">
            <text:p>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DEC2HEX([.A109];2)" office:value-type="string" office:string-value="6B" calcext:value-type="string">
            <text:p>6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t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DEC2HEX([.A110];2)" office:value-type="string" office:string-value="6C" calcext:value-type="string">
            <text:p>6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et parent map to {1}{0}, place party at {2}.{3} with properties {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NPCs special pose in some cases. inverted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DEC2HEX([.A111];2)" office:value-type="string" office:string-value="6D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inverted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DEC2HEX([.A112];2)" office:value-type="string" office:string-value="6E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DEC2HEX([.A113];2)" office:value-type="string" office:string-value="6F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DEC2HEX([.A114];2)" office:value-type="string" office:string-value="70" calcext:value-type="string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DEC2HEX([.A115];2)" office:value-type="string" office:string-value="71" calcext:value-type="string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DEC2HEX([.A116];2)" office:value-type="string" office:string-value="72" calcext:value-type="string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DEC2HEX([.A117];2)" office:value-type="string" office:string-value="73" calcext:value-type="string">
            <text:p>73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DEC2HEX([.A118];2)" office:value-type="string" office:string-value="74" calcext:value-type="string">
            <text:p>7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do not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DEC2HEX([.A119];2)" office:value-type="string" office:string-value="75" calcext:value-type="string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backgroun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DEC2HEX([.A120];2)" office:value-type="string" office:string-value="76" calcext:value-type="string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DEC2HEX([.A121];2)" office:value-type="string" office:string-value="77" calcext:value-type="string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form level averaging on character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DEC2HEX([.A122];2)" office:value-type="string" office:string-value="78" calcext:value-type="string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low character {0} to pass through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DEC2HEX([.A123];2)" office:value-type="string" office:string-value="79" calcext:value-type="string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ce party {0} on map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DEC2HEX([.A124];2)" office:value-type="string" office:string-value="7A" calcext:value-type="string">
            <text:p>7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lking to character {0} executes event at {3}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DEC2HEX([.A125];2)" office:value-type="string" office:string-value="7B" calcext:value-type="string">
            <text:p>7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nap screen to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DEC2HEX([.A126];2)" office:value-type="string" office:string-value="7C" calcext:value-type="string">
            <text:p>7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tivate character {0}'s event on contac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DEC2HEX([.A127];2)" office:value-type="string" office:string-value="7D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DEC2HEX([.A128];2)" office:value-type="string" office:string-value="7E" calcext:value-type="string">
            <text:p>7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ove party to coordinates {0},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DEC2HEX([.A129];2)" office:value-type="string" office:string-value="7F" calcext:value-type="string">
            <text:p>7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name to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DEC2HEX([.A130];2)" office:value-type="string" office:string-value="80" calcext:value-type="string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dd item {0} to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1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DEC2HEX([.A131];2)" office:value-type="string" office:string-value="81" calcext:value-type="string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item {0} from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1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DEC2HEX([.A132];2)" office:value-type="string" office:string-value="82" calcext:value-type="string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backup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1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DEC2HEX([.A133];2)" office:value-type="string" office:string-value="83" calcext:value-type="string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(Custom) Teach character {0} spell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1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DEC2HEX([.A134];2)" office:value-type="string" office:string-value="84" calcext:value-type="string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{1}{0} gil to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2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DEC2HEX([.A135];2)" office:value-type="string" office:string-value="85" calcext:value-type="string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ke {1}{0} gil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2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DEC2HEX([.A136];2)" office:value-type="string" office:string-value="86" calcext:value-type="string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Esper {0} to the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2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DEC2HEX([.A137];2)" office:value-type="string" office:string-value="87" calcext:value-type="string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ke Esper {0}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2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DEC2HEX([.A138];2)" office:value-type="string" office:string-value="88" calcext:value-type="string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move status ailments {1}{2} from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3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DEC2HEX([.A139];2)" office:value-type="string" office:string-value="89" calcext:value-type="string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flict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3</text:p>
          </table:table-cell>
          <table:table-cell table:number-columns-repeated="2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DEC2HEX([.A140];2)" office:value-type="string" office:string-value="8A" calcext:value-type="string">
            <text:p>8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ggle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3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DEC2HEX([.A141];2)" office:value-type="string" office:string-value="8B" calcext:value-type="string">
            <text:p>8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H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3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DEC2HEX([.A142];2)" office:value-type="string" office:string-value="8C" calcext:value-type="string">
            <text:p>8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M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4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DEC2HEX([.A143];2)" office:value-type="string" office:string-value="8D" calcext:value-type="string">
            <text:p>8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equipment from character {0} and place in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4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DEC2HEX([.A144];2)" office:value-type="string" office:string-value="8E" calcext:value-type="string">
            <text:p>8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Monster-in-a-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4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DEC2HEX([.A145];2)" office:value-type="string" office:string-value="8F" calcext:value-type="string">
            <text:p>8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lock all SwordT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4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DEC2HEX([.A146];2)" office:value-type="string" office:string-value="90" calcext:value-type="string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ant BumRu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5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DEC2HEX([.A147];2)" office:value-type="string" office:string-value="91" calcext:value-type="string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5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DEC2HEX([.A148];2)" office:value-type="string" office:string-value="92" calcext:value-type="string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5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DEC2HEX([.A149];2)" office:value-type="string" office:string-value="93" calcext:value-type="string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3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5</text:p>
          </table:table-cell>
          <table:table-cell table:number-columns-repeated="2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DEC2HEX([.A150];2)" office:value-type="string" office:string-value="94" calcext:value-type="string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6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DEC2HEX([.A151];2)" office:value-type="string" office:string-value="95" calcext:value-type="string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6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DEC2HEX([.A152];2)" office:value-type="string" office:string-value="96" calcext:value-type="string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menu or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6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DEC2HEX([.A153];2)" office:value-type="string" office:string-value="97" calcext:value-type="string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screen to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6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DEC2HEX([.A154];2)" office:value-type="string" office:string-value="98" calcext:value-type="string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name change screen for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7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DEC2HEX([.A155];2)" office:value-type="string" office:string-value="99" calcext:value-type="string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ll party select screen with {0} parties and properties {2}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7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DEC2HEX([.A156];2)" office:value-type="string" office:string-value="9A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Coliseum item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7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DEC2HEX([.A157];2)" office:value-type="string" office:string-value="9B" calcext:value-type="string">
            <text:p>9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screen for shop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7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DEC2HEX([.A158];2)" office:value-type="string" office:string-value="9C" calcext:value-type="string">
            <text:p>9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ptimize character {0}'s equi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8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DEC2HEX([.A159];2)" office:value-type="string" office:string-value="9D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final battle party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8</text:p>
          </table:table-cell>
          <table:table-cell table:number-columns-repeated="2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DEC2HEX([.A160];2)" office:value-type="string" office:string-value="9E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down 8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DEC2HEX([.A161];2)" office:value-type="string" office:string-value="9F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left 8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DEC2HEX([.A162];2)" office:value-type="string" office:string-value="A0" calcext:value-type="string">
            <text:p>A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FFFFFF3F</text:p>
          </table:table-cell>
          <table:table-cell office:value-type="string" calcext:value-type="string">
            <text:p>Set timer to {1}{0}, on expiration call event {4}{3}{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1 tiles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DEC2HEX([.A163];2)" office:value-type="string" office:string-value="A1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et tim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1 tiles</text:p>
          </table:table-cell>
          <table:table-cell table:number-columns-repeated="2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DEC2HEX([.A164];2)" office:value-type="string" office:string-value="A2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1 tiles</text:p>
          </table:table-cell>
          <table:table-cell table:number-columns-repeated="2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DEC2HEX([.A165];2)" office:value-type="string" office:string-value="A3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1 tiles</text:p>
          </table:table-cell>
          <table:table-cell table:number-columns-repeated="2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DEC2HEX([.A166];2)" office:value-type="string" office:string-value="A4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2 tiles</text:p>
          </table:table-cell>
          <table:table-cell table:number-columns-repeated="2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DEC2HEX([.A167];2)" office:value-type="string" office:string-value="A5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2x1 tiles</text:p>
          </table:table-cell>
          <table:table-cell table:number-columns-repeated="2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DEC2HEX([.A168];2)" office:value-type="string" office:string-value="A6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move strobe effect in final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2x1 tiles</text:p>
          </table:table-cell>
          <table:table-cell table:number-columns-repeated="2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DEC2HEX([.A169];2)" office:value-type="string" office:string-value="A7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trobe effect around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2 tiles</text:p>
          </table:table-cell>
          <table:table-cell table:number-columns-repeated="2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DEC2HEX([.A170];2)" office:value-type="string" office:string-value="A8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floating continent cutsc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2 tiles</text:p>
          </table:table-cell>
          <table:table-cell table:number-columns-repeated="2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DEC2HEX([.A171];2)" office:value-type="string" office:string-value="A9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title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2x1 tiles</text:p>
          </table:table-cell>
          <table:table-cell table:number-columns-repeated="2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DEC2HEX([.A172];2)" office:value-type="string" office:string-value="AA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opening m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2x1 tiles</text:p>
          </table:table-cell>
          <table:table-cell table:number-columns-repeated="2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DEC2HEX([.A173];2)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loading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2 tiles</text:p>
          </table:table-cell>
          <table:table-cell table:number-columns-repeated="2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DEC2HEX([.A174];2)" office:value-type="string" office:string-value="AC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game loa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DEC2HEX([.A175];2)" office:value-type="string" office:string-value="AD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end of the world cutsce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DEC2HEX([.A176];2)" office:value-type="string" office:string-value="AE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mine cart escap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DEC2HEX([.A177];2)" office:value-type="string" office:string-value="AF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 Coliseum battl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DEC2HEX([.A178];2)" office:value-type="string" office:string-value="B0" calcext:value-type="string">
            <text:p>B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p following commands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DEC2HEX([.A179];2)" office:value-type="string" office:string-value="B1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loop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DEC2HEX([.A180];2)" office:value-type="string" office:string-value="B2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ump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DEC2HEX([.A181];2)" office:value-type="string" office:string-value="B3" calcext:value-type="string">
            <text:p>B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ump to address {3}{2}{1}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DEC2HEX([.A182];2)" office:value-type="string" office:string-value="B4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60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DEC2HEX([.A183];2)" office:value-type="string" office:string-value="B5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4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DEC2HEX([.A184];2)" office:value-type="string" office:string-value="B6" calcext:value-type="string">
            <text:p>B6</text:p>
          </table:table-cell>
          <table:table-cell office:value-type="string" calcext:value-type="string">
            <text:p>6x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Jump to address {2}{1}{0} for selection 1, {5}{4}{3} for selection 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DEC2HEX([.A185];2)" office:value-type="string" office:string-value="B7" calcext:value-type="string">
            <text:p>B7</text:p>
          </table:table-cell>
          <table:table-cell office:value-type="string" calcext:value-type="string">
            <text:p>4x</text:p>
          </table:table-cell>
          <table:table-cell table:number-columns-repeated="2"/>
          <table:table-cell office:value-type="string" calcext:value-type="string">
            <text:p>Jump to address {3}{2}{1} if event bit {0} is clea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DEC2HEX([.A186];2)" office:value-type="string" office:string-value="B8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DEC2HEX([.A187];2)" office:value-type="string" office:string-value="B9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DEC2HEX([.A188];2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ending cutscene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DEC2HEX([.A189];2)" office:value-type="string" office:string-value="BB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"THE END"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DEC2HEX([.A190];2)" office:value-type="string" office:string-value="BC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op looping if event bit {1}{0} is 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DEC2HEX([.A191];2)" office:value-type="string" office:string-value="BD" calcext:value-type="string">
            <text:p>B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50% chance of jumping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DEC2HEX([.A192];2)" office:value-type="string" office:string-value="BE" calcext:value-type="string">
            <text:p>BE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0}*3</text:p>
          </table:table-cell>
          <table:table-cell office:value-type="string" calcext:value-type="string">
            <text:p>FFFFFF1F</text:p>
          </table:table-cell>
          <table:table-cell office:value-type="string" calcext:value-type="string">
            <text:p>Jump to address {3}{2}{1} if {4} is in the CaseWor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DEC2HEX([.A193];2)" office:value-type="string" office:string-value="BF" calcext:value-type="string">
            <text:p>B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airship from end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DEC2HEX([.A194];2)" office:value-type="string" office:string-value="C0" calcext:value-type="string">
            <text:p>C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est</text:p>
          </table:table-cell>
          <table:table-cell table:number-columns-repeated="2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DEC2HEX([.A195];2)" office:value-type="string" office:string-value="C1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or {3}{2} is {7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</text:p>
          </table:table-cell>
          <table:table-cell table:number-columns-repeated="2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DEC2HEX([.A196];2)" office:value-type="string" office:string-value="C2" calcext:value-type="string">
            <text:p>C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normal</text:p>
          </table:table-cell>
          <table:table-cell table:number-columns-repeated="2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DEC2HEX([.A197];2)" office:value-type="string" office:string-value="C3" calcext:value-type="string">
            <text:p>C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</text:p>
          </table:table-cell>
          <table:table-cell table:number-columns-repeated="2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DEC2HEX([.A198];2)" office:value-type="string" office:string-value="C4" calcext:value-type="string">
            <text:p>C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est</text:p>
          </table:table-cell>
          <table:table-cell table:number-columns-repeated="2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DEC2HEX([.A199];2)" office:value-type="string" office:string-value="C5" calcext:value-type="string">
            <text:p>C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DEC2HEX([.A200];2)" office:value-type="string" office:string-value="C6" calcext:value-type="string">
            <text:p>C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walk when moving</text:p>
          </table:table-cell>
          <table:table-cell table:number-columns-repeated="2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DEC2HEX([.A201];2)" office:value-type="string" office:string-value="C7" calcext:value-type="string">
            <text:p>C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not move when moving</text:p>
          </table:table-cell>
          <table:table-cell table:number-columns-repeated="2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DEC2HEX([.A202];2)" office:value-type="string" office:string-value="C8" calcext:value-type="string">
            <text:p>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layering priority {0}</text:p>
          </table:table-cell>
          <table:table-cell table:number-columns-repeated="2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DEC2HEX([.A203];2)" office:value-type="string" office:string-value="C9" calcext:value-type="string">
            <text:p>C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and {3}{2} is {7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ce character on vehicle {0}</text:p>
          </table:table-cell>
          <table:table-cell table:number-columns-repeated="2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DEC2HEX([.A204];2)" office:value-type="string" office:string-value="CA" calcext:value-type="string">
            <text:p>C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DEC2HEX([.A205];2)" office:value-type="string" office:string-value="CB" calcext:value-type="string">
            <text:p>C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DEC2HEX([.A206];2)" office:value-type="string" office:string-value="CC" calcext:value-type="string">
            <text:p>C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up</text:p>
          </table:table-cell>
          <table:table-cell table:number-columns-repeated="2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DEC2HEX([.A207];2)" office:value-type="string" office:string-value="CD" calcext:value-type="string">
            <text:p>C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right</text:p>
          </table:table-cell>
          <table:table-cell table:number-columns-repeated="2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DEC2HEX([.A208];2)" office:value-type="string" office:string-value="CE" calcext:value-type="string">
            <text:p>C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down</text:p>
          </table:table-cell>
          <table:table-cell table:number-columns-repeated="2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DEC2HEX([.A209];2)" office:value-type="string" office:string-value="CF" calcext:value-type="string">
            <text:p>C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left</text:p>
          </table:table-cell>
          <table:table-cell table:number-columns-repeated="2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DEC2HEX([.A210];2)" office:value-type="string" office:string-value="D0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0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DEC2HEX([.A211];2)" office:value-type="string" office:string-value="D1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0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e character</text:p>
          </table:table-cell>
          <table:table-cell table:number-columns-repeated="2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DEC2HEX([.A212];2)" office:value-type="string" office:string-value="D2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DEC2HEX([.A213];2)" office:value-type="string" office:string-value="D3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DEC2HEX([.A214];2)" office:value-type="string" office:string-value="D4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2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DEC2HEX([.A215];2)" office:value-type="string" office:string-value="D5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2{0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position to {0},{1}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DEC2HEX([.A216];2)" office:value-type="string" office:string-value="D6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3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DEC2HEX([.A217];2)" office:value-type="string" office:string-value="D7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3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 on screen</text:p>
          </table:table-cell>
          <table:table-cell table:number-columns-repeated="2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DEC2HEX([.A218];2)" office:value-type="string" office:string-value="D8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DEC2HEX([.A219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DEC2HEX([.A220];2)" office:value-type="string" office:string-value="DA" calcext:value-type="string">
            <text:p>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DEC2HEX([.A221];2)" office:value-type="string" office:string-value="DB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DEC2HEX([.A222];2)" office:value-type="string" office:string-value="DC" calcext:value-type="string">
            <text:p>D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low)</text:p>
          </table:table-cell>
          <table:table-cell table:number-columns-repeated="2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DEC2HEX([.A223];2)" office:value-type="string" office:string-value="DD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high)</text:p>
          </table:table-cell>
          <table:table-cell table:number-columns-repeated="2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DEC2HEX([.A224];2)" office:value-type="string" office:string-value="DE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in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DEC2HEX([.A225];2)" office:value-type="string" office:string-value="DF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DEC2HEX([.A226];2)" office:value-type="string" office:string-value="E0" calcext:value-type="string">
            <text:p>E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that have been 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se for {0}/60 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DEC2HEX([.A227];2)" office:value-type="string" office:string-value="E1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on air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0{0}</text:p>
          </table:table-cell>
          <table:table-cell table:number-columns-repeated="2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DEC2HEX([.A228];2)" office:value-type="string" office:string-value="E2" calcext:value-type="string">
            <text:p>E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party 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1{0}</text:p>
          </table:table-cell>
          <table:table-cell table:number-columns-repeated="2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DEC2HEX([.A229];2)" office:value-type="string" office:string-value="E3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members of all par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2{0}</text:p>
          </table:table-cell>
          <table:table-cell table:number-columns-repeated="2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DEC2HEX([.A230];2)" office:value-type="string" office:string-value="E4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activ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0{0}</text:p>
          </table:table-cell>
          <table:table-cell table:number-columns-repeated="2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DEC2HEX([.A231];2)" office:value-type="string" office:string-value="E5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1{0}</text:p>
          </table:table-cell>
          <table:table-cell table:number-columns-repeated="2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DEC2HEX([.A232];2)" office:value-type="string" office:string-value="E6" calcext:value-type="string">
            <text:p>E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2{0}</text:p>
          </table:table-cell>
          <table:table-cell table:number-columns-repeated="2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DEC2HEX([.A233];2)" office:value-type="string" office:string-value="E7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DEC2HEX([.A234];2)" office:value-type="string" office:string-value="E8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DEC2HEX([.A235];2)" office:value-type="string" office:string-value="E9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cremen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DEC2HEX([.A236];2)" office:value-type="string" office:string-value="EA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crement EventWord {0} by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DEC2HEX([.A237];2)" office:value-type="string" office:string-value="EB" calcext:value-type="string">
            <text:p>E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mpare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DEC2HEX([.A238];2)" office:value-type="string" office:string-value="EC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DEC2HEX([.A239];2)" office:value-type="string" office:string-value="ED" calcext:value-type="string">
            <text:p>E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DEC2HEX([.A240];2)" office:value-type="string" office:string-value="EE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DEC2HEX([.A241];2)" office:value-type="string" office:string-value="EF" calcext:value-type="string">
            <text:p>E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y song {0} at volume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DEC2HEX([.A242];2)" office:value-type="string" office:string-value="F0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ng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DEC2HEX([.A243];2)" office:value-type="string" office:string-value="F1" calcext:value-type="string">
            <text:p>F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de in song {0} at spee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DEC2HEX([.A244];2)" office:value-type="string" office:string-value="F2" calcext:value-type="string">
            <text:p>F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out current song at speed {0} (bigger value = slower)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DEC2HEX([.A2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in previous song at speed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DEC2HEX([.A246];2)" office:value-type="string" office:string-value="F4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und effec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DEC2HEX([.A247];2)" office:value-type="string" office:string-value="F5" calcext:value-type="string">
            <text:p>F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y sound effect {0} at level {1} in left speaker and level {2} in righ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DEC2HEX([.A248];2)" office:value-type="string" office:string-value="F6" calcext:value-type="string">
            <text:p>F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pply property {0} to song {1} with value {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DEC2HEX([.A249];2)" office:value-type="string" office:string-value="F7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nsition one song to an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DEC2HEX([.A250];2)" office:value-type="string" office:string-value="F8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DEC2HEX([.A251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nsition to another song by parameter {0}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address {2}{1}{0}</text:p>
          </table:table-cell>
          <table:table-cell table:number-columns-repeated="2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DEC2HEX([.A252];2)" office:value-type="string" office:string-value="FA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until current song fades before continu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DEC2HEX([.A253];2)" office:value-type="string" office:string-value="FB" calcext:value-type="string">
            <text:p>F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ply effect to s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DEC2HEX([.A254];2)" office:value-type="string" office:string-value="FC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DEC2HEX([.A255];2)" office:value-type="string" office:string-value="FD" calcext:value-type="string">
            <text:p>F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DEC2HEX([.A256];2)" office:value-type="string" office:string-value="FE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DEC2HEX([.A257];2)" office:value-type="string" office:string-value="FF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que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 que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6">00/00/0000</text:date>, <text:time style:data-style-name="N2" text:time-value="20:37:48.9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8:33:37.933000000</meta:creation-date>
    <dc:date>2023-02-06T20:42:28.445000000</dc:date>
    <meta:editing-duration>P44DT19H16M44S</meta:editing-duration>
    <meta:editing-cycles>13</meta:editing-cycles>
    <meta:generator>LibreOffice/5.2.3.3$Windows_x86 LibreOffice_project/d54a8868f08a7b39642414cf2c8ef2f228f780cf</meta:generator>
    <meta:document-statistic meta:table-count="1" meta:cell-count="1633" meta:object-count="0"/>
  </office:meta>
</office:document-meta>
</file>